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BA00000175DA16693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svg:stroke-width="0.101cm" svg:stroke-color="#800000" draw:marker-end="Extrémité_20_de_20_ligne_20_3" draw:fill="none" draw:textarea-horizontal-align="center" draw:textarea-vertical-align="middle" fo:padding-top="0.049cm" fo:padding-bottom="0.049cm" fo:padding-left="0.049cm" fo:padding-right="0.049cm"/>
    </style:style>
    <style:style style:name="gr3" style:family="graphic" style:parent-style-name="standard">
      <style:graphic-properties draw:stroke="none" svg:stroke-color="#000000" draw:marker-start="Extrémité_20_de_20_ligne_20_4" draw:marker-end="" draw:fill="solid" draw:fill-color="#ffffff" draw:opacity="50%" fo:min-height="0.958cm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18.999cm" svg:height="7.427cm" svg:x="1.148cm" svg:y="11.257cm">
          <draw:image xlink:href="Pictures/10000000000003BA00000175DA16693B.png" xlink:type="simple" xlink:show="embed" xlink:actuate="onLoad">
            <text:p text:style-name="P3"/>
          </draw:image>
        </draw:frame>
        <draw:ellipse draw:style-name="gr2" draw:text-style-name="P2" draw:layer="layout" svg:width="2.177cm" svg:height="0.62cm" svg:x="5.16cm" svg:y="13.461cm">
          <text:p text:style-name="P3"/>
        </draw:ellipse>
        <draw:frame draw:style-name="gr3" draw:text-style-name="P4" draw:layer="layout" svg:width="3.496cm" svg:height="1.208cm" svg:x="4.904cm" svg:y="14.292cm">
          <draw:text-box>
            <text:p text:style-name="P3"><text:span text:style-name="T1">Cliquez ici 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Extrémité_20_de_20_ligne_20_3" draw:display-name="Extrémité de ligne 3" svg:viewBox="0 0 1131 902" svg:d="m564 0-564 902h1131z"/>
    <draw:marker draw:name="Extrémité_20_de_20_ligne_20_4" draw:display-name="Extrémité de ligne 4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Didier Roche</meta:initial-creator>
    <meta:creation-date>2007-05-10T16:46:24</meta:creation-date>
    <dc:creator>Didier Roche</dc:creator>
    <dc:date>2007-05-10T16:47:31</dc:date>
    <dc:language>fr-FR</dc:language>
    <meta:editing-cycles>2</meta:editing-cycles>
    <meta:editing-duration>PT1M8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